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29fcf"/>
    </style:style>
    <style:style style:name="ce5" style:family="table-cell" style:parent-style-name="Default">
      <style:text-properties fo:color="#729fc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libration</text:p>
          </table:table-cell>
          <table:table-cell table:style-name="Default"/>
          <table:table-cell/>
          <table:table-cell office:value-type="float" office:value="1852" calcext:value-type="float">
            <text:p>1852</text:p>
          </table:table-cell>
          <table:table-cell table:style-name="Default"/>
          <table:table-cell/>
          <table:table-cell table:formula="of:=1852+50" office:value-type="float" office:value="1902" calcext:value-type="float">
            <text:p>1902</text:p>
          </table:table-cell>
          <table:table-cell table:style-name="Default"/>
          <table:table-cell/>
          <table:table-cell table:formula="of:=1902+50" office:value-type="float" office:value="1952" calcext:value-type="float">
            <text:p>1952</text:p>
          </table:table-cell>
          <table:table-cell table:style-name="Default"/>
          <table:table-cell/>
          <table:table-cell table:formula="of:=1952+50" office:value-type="float" office:value="2002" calcext:value-type="float">
            <text:p>2002</text:p>
          </table:table-cell>
          <table:table-cell table:style-name="Default"/>
          <table:table-cell/>
          <table:table-cell table:formula="of:=2002+50" office:value-type="float" office:value="2052" calcext:value-type="float">
            <text:p>2052</text:p>
          </table:table-cell>
          <table:table-cell table:style-name="Default"/>
          <table:table-cell/>
          <table:table-cell table:formula="of:=2052+50" office:value-type="float" office:value="2102" calcext:value-type="float">
            <text:p>2102</text:p>
          </table:table-cell>
          <table:table-cell table:style-name="Default"/>
          <table:table-cell/>
          <table:table-cell table:style-name="ce1" table:formula="of:=1852-50" office:value-type="float" office:value="1802" calcext:value-type="float">
            <text:p>1802</text:p>
          </table:table-cell>
          <table:table-cell table:number-columns-repeated="2"/>
          <table:table-cell table:style-name="ce1" table:formula="of:=1852-50-50" office:value-type="float" office:value="1752" calcext:value-type="float">
            <text:p>1752</text:p>
          </table:table-cell>
          <table:table-cell table:number-columns-repeated="2"/>
          <table:table-cell table:style-name="ce1" table:formula="of:=1852-50-50-50" office:value-type="float" office:value="1702" calcext:value-type="float">
            <text:p>1702</text:p>
          </table:table-cell>
          <table:table-cell table:number-columns-repeated="2"/>
          <table:table-cell table:style-name="ce1" table:formula="of:=1852-50-50-50-50" office:value-type="float" office:value="1652" calcext:value-type="float">
            <text:p>165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table:number-columns-repeated="2"/>
        </table:table-row>
        <table:table-row table:style-name="ro2">
          <table:table-cell table:style-name="ce3" office:value-type="float" office:value="6402" calcext:value-type="float">
            <text:p>6402</text:p>
          </table:table-cell>
          <table:table-cell table:style-name="ce3" office:value-type="float" office:value="2387" calcext:value-type="float">
            <text:p>2387</text:p>
          </table:table-cell>
          <table:table-cell/>
          <table:table-cell office:value-type="float" office:value="5.048" calcext:value-type="float">
            <text:p>5.048</text:p>
          </table:table-cell>
          <table:table-cell office:value-type="float" office:value="0.502" calcext:value-type="float">
            <text:p>0.502</text:p>
          </table:table-cell>
          <table:table-cell/>
          <table:table-cell office:value-type="float" office:value="-0.041" calcext:value-type="float">
            <text:p>-0.041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-0.054" calcext:value-type="float">
            <text:p>-0.054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-0.089" calcext:value-type="float">
            <text:p>-0.08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-0.053" calcext:value-type="float">
            <text:p>-0.053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-0.081" calcext:value-type="float">
            <text:p>-0.081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3" office:value-type="float" office:value="6334" calcext:value-type="float">
            <text:p>6334</text:p>
          </table:table-cell>
          <table:table-cell table:style-name="ce3" office:value-type="float" office:value="2385" calcext:value-type="float">
            <text:p>2385</text:p>
          </table:table-cell>
          <table:table-cell table:style-name="ce1"/>
          <table:table-cell office:value-type="float" office:value="4.841" calcext:value-type="float">
            <text:p>4.841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float" office:value="-0.132" calcext:value-type="float">
            <text:p>-0.13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41" calcext:value-type="float">
            <text:p>-0.14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206" calcext:value-type="float">
            <text:p>-0.20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135" calcext:value-type="float">
            <text:p>-0.135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107" calcext:value-type="float">
            <text:p>-0.107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165" calcext:value-type="float">
            <text:p>-0.165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-0.034" calcext:value-type="float">
            <text:p>-0.034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-0.119" calcext:value-type="float">
            <text:p>-0.11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26" calcext:value-type="float">
            <text:p>0.026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6217" calcext:value-type="float">
            <text:p>6217</text:p>
          </table:table-cell>
          <table:table-cell table:style-name="ce3" office:value-type="float" office:value="2346" calcext:value-type="float">
            <text:p>2346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float" office:value="-0.215" calcext:value-type="float">
            <text:p>-0.215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-0.197" calcext:value-type="float">
            <text:p>-0.197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-0.163" calcext:value-type="float">
            <text:p>-0.16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74" calcext:value-type="float">
            <text:p>-0.174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225" calcext:value-type="float">
            <text:p>-0.22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-0.087" calcext:value-type="float">
            <text:p>-0.087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-0.217" calcext:value-type="float">
            <text:p>-0.217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-0.169" calcext:value-type="float">
            <text:p>-0.169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6164" calcext:value-type="float">
            <text:p>6164</text:p>
          </table:table-cell>
          <table:table-cell table:style-name="ce3" office:value-type="float" office:value="2335" calcext:value-type="float">
            <text:p>2335</text:p>
          </table:table-cell>
          <table:table-cell/>
          <table:table-cell office:value-type="float" office:value="4.395" calcext:value-type="float">
            <text:p>4.39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-0.313" calcext:value-type="float">
            <text:p>-0.31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259" calcext:value-type="float">
            <text:p>-0.25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-0.322" calcext:value-type="float">
            <text:p>-0.32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213" calcext:value-type="float">
            <text:p>-0.213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256" calcext:value-type="float">
            <text:p>-0.25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94" calcext:value-type="float">
            <text:p>-0.294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-0.107" calcext:value-type="float">
            <text:p>-0.107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254" calcext:value-type="float">
            <text:p>-0.254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6096" calcext:value-type="float">
            <text:p>6096</text:p>
          </table:table-cell>
          <table:table-cell table:style-name="ce3" office:value-type="float" office:value="2295" calcext:value-type="float">
            <text:p>2295</text:p>
          </table:table-cell>
          <table:table-cell/>
          <table:table-cell office:value-type="float" office:value="4.072" calcext:value-type="float">
            <text:p>4.07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-0.37" calcext:value-type="float">
            <text:p>-0.37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406" calcext:value-type="float">
            <text:p>-0.4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264" calcext:value-type="float">
            <text:p>-0.26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-0.313" calcext:value-type="float">
            <text:p>-0.31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-0.397" calcext:value-type="float">
            <text:p>-0.3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178" calcext:value-type="float">
            <text:p>-0.17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391" calcext:value-type="float">
            <text:p>-0.39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-0.334" calcext:value-type="float">
            <text:p>-0.334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6074" calcext:value-type="float">
            <text:p>6074</text:p>
          </table:table-cell>
          <table:table-cell table:style-name="ce3" office:value-type="float" office:value="2285" calcext:value-type="float">
            <text:p>2285</text:p>
          </table:table-cell>
          <table:table-cell/>
          <table:table-cell office:value-type="float" office:value="3.932" calcext:value-type="float">
            <text:p>3.932</text:p>
          </table:table-cell>
          <table:table-cell office:value-type="float" office:value="0.477" calcext:value-type="float">
            <text:p>0.477</text:p>
          </table:table-cell>
          <table:table-cell/>
          <table:table-cell office:value-type="float" office:value="-0.455" calcext:value-type="float">
            <text:p>-0.455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73" calcext:value-type="float">
            <text:p>-0.373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481" calcext:value-type="float">
            <text:p>-0.48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25" calcext:value-type="float">
            <text:p>-0.32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385" calcext:value-type="float">
            <text:p>-0.38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-0.471" calcext:value-type="float">
            <text:p>-0.47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-0.257" calcext:value-type="float">
            <text:p>-0.257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-0.474" calcext:value-type="float">
            <text:p>-0.474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76" calcext:value-type="float">
            <text:p>-0.376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5976" calcext:value-type="float">
            <text:p>5976</text:p>
          </table:table-cell>
          <table:table-cell table:style-name="ce3" office:value-type="float" office:value="2244" calcext:value-type="float">
            <text:p>2244</text:p>
          </table:table-cell>
          <table:table-cell table:style-name="ce1"/>
          <table:table-cell office:value-type="float" office:value="3.441" calcext:value-type="float">
            <text:p>3.441</text:p>
          </table:table-cell>
          <table:table-cell office:value-type="float" office:value="0.459" calcext:value-type="float">
            <text:p>0.459</text:p>
          </table:table-cell>
          <table:table-cell/>
          <table:table-cell office:value-type="float" office:value="-0.605" calcext:value-type="float">
            <text:p>-0.60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499" calcext:value-type="float">
            <text:p>-0.499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-0.558" calcext:value-type="float">
            <text:p>-0.55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394" calcext:value-type="float">
            <text:p>-0.39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448" calcext:value-type="float">
            <text:p>-0.44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4" calcext:value-type="float">
            <text:p>-0.5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346" calcext:value-type="float">
            <text:p>-0.346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542" calcext:value-type="float">
            <text:p>-0.54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442" calcext:value-type="float">
            <text:p>-0.442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5882" calcext:value-type="float">
            <text:p>5882</text:p>
          </table:table-cell>
          <table:table-cell table:style-name="ce3" office:value-type="float" office:value="2201" calcext:value-type="float">
            <text:p>2201</text:p>
          </table:table-cell>
          <table:table-cell/>
          <table:table-cell office:value-type="float" office:value="2.822" calcext:value-type="float">
            <text:p>2.82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-0.974" calcext:value-type="float">
            <text:p>-0.974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-0.593" calcext:value-type="float">
            <text:p>-0.59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637" calcext:value-type="float">
            <text:p>-0.637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502" calcext:value-type="float">
            <text:p>-0.5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492" calcext:value-type="float">
            <text:p>-0.49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645" calcext:value-type="float">
            <text:p>-0.64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452" calcext:value-type="float">
            <text:p>-0.45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593" calcext:value-type="float">
            <text:p>-0.59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516" calcext:value-type="float">
            <text:p>-0.516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5852" calcext:value-type="float">
            <text:p>5852</text:p>
          </table:table-cell>
          <table:table-cell table:style-name="ce3" office:value-type="float" office:value="2177" calcext:value-type="float">
            <text:p>2177</text:p>
          </table:table-cell>
          <table:table-cell/>
          <table:table-cell office:value-type="float" office:value="2.487" calcext:value-type="float">
            <text:p>2.487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float" office:value="-1.113" calcext:value-type="float">
            <text:p>-1.113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0.683" calcext:value-type="float">
            <text:p>-0.68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831" calcext:value-type="float">
            <text:p>-0.83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573" calcext:value-type="float">
            <text:p>-0.57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72" calcext:value-type="float">
            <text:p>-0.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543" calcext:value-type="float">
            <text:p>-0.543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-0.757" calcext:value-type="float">
            <text:p>-0.757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-0.59" calcext:value-type="float">
            <text:p>-0.59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5401" calcext:value-type="float">
            <text:p>5401</text:p>
          </table:table-cell>
          <table:table-cell table:style-name="ce3" office:value-type="float" office:value="1795" calcext:value-type="float">
            <text:p>1795</text:p>
          </table:table-cell>
          <table:table-cell/>
          <table:table-cell office:value-type="float" office:value="2.259" calcext:value-type="float">
            <text:p>2.259</text:p>
          </table:table-cell>
          <table:table-cell office:value-type="float" office:value="0.378" calcext:value-type="float">
            <text:p>0.378</text:p>
          </table:table-cell>
          <table:table-cell table:number-columns-repeated="4"/>
          <table:table-cell office:value-type="float" office:value="-0.932" calcext:value-type="float">
            <text:p>-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135" calcext:value-type="float">
            <text:p>-1.13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626" calcext:value-type="float">
            <text:p>-0.62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1.001" calcext:value-type="float">
            <text:p>-1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39" calcext:value-type="float">
            <text:p>-0.63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1.012" calcext:value-type="float">
            <text:p>-1.012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0.668" calcext:value-type="float">
            <text:p>-0.668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5" table:number-columns-repeated="2"/>
        </table:table-row>
        <table:table-row table:style-name="ro2">
          <table:table-cell table:style-name="ce3" office:value-type="float" office:value="5341" calcext:value-type="float">
            <text:p>5341</text:p>
          </table:table-cell>
          <table:table-cell table:style-name="ce3" office:value-type="float" office:value="1852" calcext:value-type="float">
            <text:p>1852</text:p>
          </table:table-cell>
          <table:table-cell table:style-name="ce1"/>
          <table:table-cell office:value-type="float" office:value="1.98" calcext:value-type="float">
            <text:p>1.98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  <table:table-cell office:value-type="float" office:value="-1.113" calcext:value-type="float">
            <text:p>-1.113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588" calcext:value-type="float">
            <text:p>-1.58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0.721" calcext:value-type="float">
            <text:p>-0.72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1.414" calcext:value-type="float">
            <text:p>-1.414</text:p>
          </table:table-cell>
          <table:table-cell office:value-type="float" office:value="-0.002" calcext:value-type="float">
            <text:p>-0.002</text:p>
          </table:table-cell>
          <table:table-cell table:number-columns-repeated="4"/>
          <table:table-cell office:value-type="float" office:value="-0.732" calcext:value-type="float">
            <text:p>-0.732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float" office:value="-0.991" calcext:value-type="float">
            <text:p>-0.991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ce5" table:number-columns-repeated="2"/>
        </table:table-row>
        <table:table-row table:style-name="ro3">
          <table:table-cell table:number-columns-repeated="3"/>
          <table:table-cell office:value-type="float" office:value="1.754" calcext:value-type="float">
            <text:p>1.754</text:p>
          </table:table-cell>
          <table:table-cell office:value-type="float" office:value="0.302" calcext:value-type="float">
            <text:p>0.302</text:p>
          </table:table-cell>
          <table:table-cell table:number-columns-repeated="10"/>
          <table:table-cell office:value-type="float" office:value="-0.924" calcext:value-type="float">
            <text:p>-0.924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-0.86" calcext:value-type="float">
            <text:p>-0.86</text:p>
          </table:table-cell>
          <table:table-cell office:value-type="float" office:value="0.004" calcext:value-type="float">
            <text:p>0.004</text:p>
          </table:table-cell>
          <table:table-cell table:number-columns-repeated="7"/>
          <table:table-cell table:style-name="ce5" table:number-columns-repeated="2"/>
        </table:table-row>
        <table:table-row table:style-name="ro3">
          <table:table-cell table:number-columns-repeated="3"/>
          <table:table-cell office:value-type="float" office:value="1.619" calcext:value-type="float">
            <text:p>1.619</text:p>
          </table:table-cell>
          <table:table-cell office:value-type="float" office:value="0.279" calcext:value-type="float">
            <text:p>0.279</text:p>
          </table:table-cell>
          <table:table-cell table:number-columns-repeated="10"/>
          <table:table-cell office:value-type="float" office:value="-1.301" calcext:value-type="float">
            <text:p>-1.301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-0.993" calcext:value-type="float">
            <text:p>-0.993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  <table:table-cell table:style-name="ce5" table:number-columns-repeated="2"/>
        </table:table-row>
        <table:table-row table:style-name="ro3">
          <table:table-cell table:number-columns-repeated="3"/>
          <table:table-cell office:value-type="float" office:value="1.449" calcext:value-type="float">
            <text:p>1.449</text:p>
          </table:table-cell>
          <table:table-cell office:value-type="float" office:value="0.248" calcext:value-type="float">
            <text:p>0.248</text:p>
          </table:table-cell>
          <table:table-cell table:number-columns-repeated="19"/>
          <table:table-cell office:value-type="float" office:value="-1.409" calcext:value-type="float">
            <text:p>-1.409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"/>
          <table:table-cell office:value-type="float" office:value="1.329" calcext:value-type="float">
            <text:p>1.329</text:p>
          </table:table-cell>
          <table:table-cell office:value-type="float" office:value="0.233" calcext:value-type="float">
            <text:p>0.233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1.171" calcext:value-type="float">
            <text:p>1.171</text:p>
          </table:table-cell>
          <table:table-cell office:value-type="float" office:value="0.205" calcext:value-type="float">
            <text:p>0.205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995" calcext:value-type="float">
            <text:p>0.995</text:p>
          </table:table-cell>
          <table:table-cell office:value-type="float" office:value="0.176" calcext:value-type="float">
            <text:p>0.176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706" calcext:value-type="float">
            <text:p>0.706</text:p>
          </table:table-cell>
          <table:table-cell office:value-type="float" office:value="0.131" calcext:value-type="float">
            <text:p>0.131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1"/>
          <table:table-cell office:value-type="float" office:value="0.497" calcext:value-type="float">
            <text:p>0.497</text:p>
          </table:table-cell>
          <table:table-cell office:value-type="float" office:value="0.102" calcext:value-type="float">
            <text:p>0.102</text:p>
          </table:table-cell>
          <table:table-cell table:number-columns-repeated="10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table:style-name="Default" office:value-type="float" office:value="0.134" calcext:value-type="float">
            <text:p>0.134</text:p>
          </table:table-cell>
          <table:table-cell table:style-name="Default" office:value-type="float" office:value="0.058" calcext:value-type="float">
            <text:p>0.05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office:value-type="float" office:value="0.065" calcext:value-type="float">
            <text:p>0.06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0.043" calcext:value-type="float">
            <text:p>0.043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22" calcext:value-type="float">
            <text:p>-0.022</text:p>
          </table:table-cell>
          <table:table-cell table:style-name="ce5" office:value-type="float" office:value="0.041" calcext:value-type="float">
            <text:p>0.04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79" calcext:value-type="float">
            <text:p>-0.079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165" calcext:value-type="float">
            <text:p>-0.165</text:p>
          </table:table-cell>
          <table:table-cell table:style-name="ce5" office:value-type="float" office:value="0.028" calcext:value-type="float">
            <text:p>0.02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02" calcext:value-type="float">
            <text:p>-0.202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67" calcext:value-type="float">
            <text:p>-0.267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351" calcext:value-type="float">
            <text:p>-0.351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418" calcext:value-type="float">
            <text:p>-0.418</text:p>
          </table:table-cell>
          <table:table-cell table:style-name="ce5" office:value-type="float" office:value="0.012" calcext:value-type="float">
            <text:p>0.0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01" calcext:value-type="float">
            <text:p>-0.501</text:p>
          </table:table-cell>
          <table:table-cell table:style-name="ce5" office:value-type="float" office:value="0.008" calcext:value-type="float">
            <text:p>0.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97" calcext:value-type="float">
            <text:p>-0.597</text:p>
          </table:table-cell>
          <table:table-cell table:style-name="ce5" office:value-type="float" office:value="0.006" calcext:value-type="float">
            <text:p>0.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745" calcext:value-type="float">
            <text:p>-0.745</text:p>
          </table:table-cell>
          <table:table-cell table:style-name="ce5" office:value-type="float" office:value="0.004" calcext:value-type="float">
            <text:p>0.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833" calcext:value-type="float">
            <text:p>-0.833</text:p>
          </table:table-cell>
          <table:table-cell table:style-name="ce5" office:value-type="float" office:value="0.003" calcext:value-type="float">
            <text:p>0.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2.648" calcext:value-type="float">
            <text:p>-2.64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style:font-family-generic="swiss" fo:font-size="10pt" style:font-name-asian="Source Han Sans CN" style:font-family-asian="'Source Han Sans CN'" style:font-family-generic-asian="system" style:font-pitch-asian="variable" style:font-size-asian="10pt" style:font-name-complex="DejaVu Sans1" style:font-family-complex="'DejaVu Sans'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0:16:37.682160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6:11</meta:creation-date>
    <dc:language>en-US</dc:language>
    <dc:date>2024-10-28T09:36:18.884009333</dc:date>
    <meta:editing-cycles>19</meta:editing-cycles>
    <meta:editing-duration>P1DT21H45M8S</meta:editing-duration>
    <meta:generator>LibreOffice/24.2.5.2$Linux_X86_64 LibreOffice_project/420$Build-2</meta:generator>
    <meta:document-statistic meta:table-count="1" meta:cell-count="325" meta:object-count="0"/>
    <meta:user-defined meta:name="AppVersion">15.0000</meta:user-defined>
  </office:meta>
</office:document-meta>
</file>